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olumn" style:name="a0d9f20">
      <style:table-column-properties style:rel-column-width="1000*"/>
    </style:style>
    <style:style style:family="table" style:name="adeaf1c" style:parent-style-name="TableGrid">
      <style:table-properties style:rel-width="100%"/>
    </style:style>
    <style:style style:family="table-cell" style:name="a41f5b4">
      <style:table-cell-properties fo:border-bottom="0.02mm solid #000000" fo:border-left="0.02mm solid #000000" fo:border-right="0.02mm solid #000000" fo:border-top="0.02mm solid #000000"/>
    </style:style>
    <style:style style:family="table-column" style:name="afdf357">
      <style:table-column-properties style:rel-column-width="1000*"/>
    </style:style>
    <style:style style:family="table" style:name="a9596b1" style:parent-style-name="TableGrid">
      <style:table-properties style:rel-width="100%"/>
    </style:style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</table:table>
      <table:table table:style-name="a9596b1">
        <table:table-column table:number-columns-repeated="2" table:style-name="afdf357"/>
        <table:table-row>
          <table:table-cell table:style-name="a41f5b4"/>
          <table:table-cell table:style-name="a41f5b4"/>
        </table:table-row>
      </table:table>
      <text:p>Zweite Tabelle</text:p>
      <text:p/>
      <table:table table:style-name="adeaf1c">
        <table:table-column table:number-columns-repeated="2" table:style-name="a0d9f20"/>
        <table:table-row>
          <table:table-cell/>
          <table:table-cell/>
        </table:table-row>
      </table:table>
      <text:p/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able Grid" style:family="table" style:name="TableGrid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28</dc:date>
    <dc:creator>Svante Schubert</dc:creator>
    <meta:editing-duration>PT0.088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